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 table:number-rows-repeated="104786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9:35:46.2153096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10-15T19:36:53.810975384</dc:date>
    <meta:editing-cycles>399</meta:editing-cycles>
    <meta:editing-duration>PT18H29M31S</meta:editing-duration>
    <meta:document-statistic meta:table-count="2" meta:cell-count="1671" meta:object-count="0"/>
    <meta:user-defined meta:name="Info 1"/>
    <meta:user-defined meta:name="Info 2"/>
    <meta:user-defined meta:name="Info 3"/>
    <meta:user-defined meta:name="Info 4"/>
  </office:meta>
</office:document-meta>
</file>